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28ad2" officeooo:paragraph-rsid="00028ad2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officeooo:rsid="00028ad2" officeooo:paragraph-rsid="000a5f51" style:font-size-asian="20pt" style:font-size-complex="20pt"/>
    </style:style>
    <style:style style:name="P3" style:family="paragraph" style:parent-style-name="Standard">
      <style:text-properties fo:font-size="20pt" officeooo:rsid="000db6d0" officeooo:paragraph-rsid="000db6d0" style:font-size-asian="20pt" style:font-size-complex="20pt"/>
    </style:style>
    <style:style style:name="T1" style:family="text">
      <style:text-properties style:text-underline-style="none" officeooo:rsid="000a5f51"/>
    </style:style>
    <style:style style:name="T2" style:family="text">
      <style:text-properties style:text-underline-style="none"/>
    </style:style>
    <style:style style:name="T3" style:family="text">
      <style:text-properties officeooo:rsid="0007d1c0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officeooo:rsid="000a5f51"/>
    </style:style>
    <style:style style:name="T6" style:family="text">
      <style:text-properties officeooo:rsid="000dabf9"/>
    </style:style>
    <style:style style:name="T7" style:family="text">
      <style:text-properties officeooo:rsid="000e55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TT Data.</text:p>
      <text:p text:style-name="P2"><text:span text:style-name="T1">B</text:span><text:span text:style-name="T2">orn</text:span> in Japan, with more than 20.000 people working only in Spain. <text:span text:style-name="T3">S</text:span>pecialized on <text:s/>developing<text:span text:style-name="T4"> new and innovating projects</text:span>. <text:span text:style-name="T5">Their most famous one is “Syntphony”, witch combine </text:span><text:span text:style-name="T6">diverse and specialized solutions to the market to optimize performance</text:span><text:span text:style-name="T5">. </text:span></text:p>
      <text:p text:style-name="P3">They also offer Cloud &amp; IT infrastructure to their customers, and other assets like Cybersecurity, Consulting, Artificial Intelligence and Design.</text:p>
      <text:p text:style-name="P3">They also offer lots of training to old and new hires to improve their performance and knowledge on the company, making them one of the best <text:span text:style-name="T7">companies </text:span>to start your care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7:09:03.281000000</meta:creation-date>
    <dc:date>2024-10-10T17:34:41.888000000</dc:date>
    <meta:editing-duration>PT25M32S</meta:editing-duration>
    <meta:editing-cycles>12</meta:editing-cycles>
    <meta:generator>LibreOffice/24.8.0.3$Windows_X86_64 LibreOffice_project/0bdf1299c94fe897b119f97f3c613e9dca6be583</meta:generator>
    <meta:print-date>2024-10-10T17:27:09.312000000</meta:print-date>
    <meta:document-statistic meta:table-count="0" meta:image-count="0" meta:object-count="0" meta:page-count="1" meta:paragraph-count="4" meta:word-count="90" meta:character-count="575" meta:non-whitespace-character-count="487"/>
  </office:meta>
</office:document-meta>
</file>